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0d4a42" officeooo:paragraph-rsid="001190b4" style:font-weight-asian="bold" style:font-weight-complex="bold"/>
    </style:style>
    <style:style style:name="P2" style:family="paragraph" style:parent-style-name="Standard">
      <style:text-properties style:font-name="Courier New" fo:font-weight="bold" officeooo:rsid="000d4a42" officeooo:paragraph-rsid="00112183" style:font-weight-asian="bold" style:font-weight-complex="bold"/>
    </style:style>
    <style:style style:name="P3" style:family="paragraph" style:parent-style-name="Standard">
      <style:text-properties style:font-name="Courier New" fo:font-weight="bold" officeooo:rsid="000d4a42" officeooo:paragraph-rsid="000d4a42" style:font-weight-asian="bold" style:font-weight-complex="bold"/>
    </style:style>
    <style:style style:name="P4" style:family="paragraph" style:parent-style-name="Standard">
      <style:text-properties style:font-name="Courier New" officeooo:paragraph-rsid="000d4a42"/>
    </style:style>
    <style:style style:name="P5" style:family="paragraph" style:parent-style-name="Standard">
      <style:text-properties style:font-name="Calibri" fo:font-weight="normal" officeooo:rsid="000d4a42" officeooo:paragraph-rsid="00112183" style:font-weight-asian="normal" style:font-weight-complex="normal"/>
    </style:style>
    <style:style style:name="P6" style:family="paragraph" style:parent-style-name="Standard">
      <style:text-properties fo:color="#00a800" style:font-name="Courier New" fo:font-weight="bold" officeooo:rsid="000d4a42" officeooo:paragraph-rsid="000d4a42" style:font-weight-asian="bold" style:font-weight-complex="bold"/>
    </style:style>
    <style:style style:name="T1" style:family="text">
      <style:text-properties fo:color="#00a800" style:text-underline-style="solid" style:text-underline-width="auto" style:text-underline-color="font-color" fo:font-weight="bold" officeooo:rsid="00192553" style:font-weight-asian="bold" style:font-weight-complex="bold"/>
    </style:style>
    <style:style style:name="T2" style:family="text">
      <style:text-properties fo:color="#00a800" style:text-underline-style="none" fo:font-weight="bold" officeooo:rsid="00192553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bold" officeooo:rsid="000f5923" style:font-weight-asian="bold" style:font-weight-complex="bold"/>
    </style:style>
    <style:style style:name="T7" style:family="text">
      <style:text-properties officeooo:rsid="00112183"/>
    </style:style>
    <style:style style:name="T8" style:family="text">
      <style:text-properties officeooo:rsid="001190b4"/>
    </style:style>
    <style:style style:name="T9" style:family="text">
      <style:text-properties style:font-name="Calibri" officeooo:rsid="00112183"/>
    </style:style>
    <style:style style:name="T10" style:family="text">
      <style:text-properties style:font-name="Calibri" fo:font-weight="normal" officeooo:rsid="00112183" style:font-weight-asian="normal" style:font-weight-complex="normal"/>
    </style:style>
    <style:style style:name="T11" style:family="text">
      <style:text-properties style:font-name="Calibri" fo:font-weight="normal" officeooo:rsid="001190b4" style:font-weight-asian="normal" style:font-weight-complex="normal"/>
    </style:style>
    <style:style style:name="T12" style:family="text">
      <style:text-properties style:font-name="Calibri" fo:font-weight="normal" officeooo:rsid="0012fe0d" style:font-weight-asian="normal" style:font-weight-complex="normal"/>
    </style:style>
    <style:style style:name="T13" style:family="text">
      <style:text-properties style:font-name="Calibri" officeooo:rsid="001190b4"/>
    </style:style>
    <style:style style:name="T14" style:family="text">
      <style:text-properties officeooo:rsid="0011fa33"/>
    </style:style>
    <style:style style:name="T15" style:family="text">
      <style:text-properties style:font-name="Courier New"/>
    </style:style>
    <style:style style:name="T16" style:family="text">
      <style:text-properties fo:color="#7f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include &lt;iostream&gt;</text:p>
      <text:p text:style-name="P3">using namespace std;</text:p>
      <text:p text:style-name="P3">int main()</text:p>
      <text:p text:style-name="P3">{</text:p>
      <text:p text:style-name="P3"><text:s text:c="2"/></text:p>
      <text:p text:style-name="P3"><text:s text:c="2"/>if (<text:span text:style-name="T3">true</text:span>)</text:p>
      <text:p text:style-name="P3"><text:s text:c="2"/>{</text:p>
      <text:p text:style-name="P3"><text:s text:c="4"/><text:span text:style-name="T3">cout &lt;&lt; "Sant!" &lt;&lt; endl;</text:span></text:p>
      <text:p text:style-name="P3"><text:s text:c="4"/></text:p>
      <text:p text:style-name="P3"><text:s text:c="2"/>}</text:p>
      <text:p text:style-name="P3"><text:s text:c="2"/>else if (<text:span text:style-name="T4">true</text:span>) // <text:span text:style-name="T14">uttrycket på rad 6 måste vara falsk och</text:span></text:p>
      <text:p text:style-name="P3"><text:s text:c="2"/>{ <text:s text:c="13"/>// <text:span text:style-name="T14">uttrycket på rad 11 måste sann</text:span></text:p>
      <text:p text:style-name="P3"><text:s text:c="4"/></text:p>
      <text:p text:style-name="P4"><text:s text:c="4"/><text:tab/><text:span text:style-name="T5">if (</text:span><text:span text:style-name="T2">true</text:span><text:span text:style-name="T5">) // nästlad if</text:span><text:span text:style-name="T6">-sats</text:span></text:p>
      <text:p text:style-name="P6"><text:s text:c="6"/><text:tab/>cout &lt;&lt; "<text:span text:style-name="T8">Nu är detta sant!</text:span>" &lt;&lt; endl<text:span text:style-name="T16">; </text:span></text:p>
      <text:p text:style-name="P3"><text:s text:c="4"/></text:p>
      <text:p text:style-name="P3"><text:s text:c="4"/></text:p>
      <text:p text:style-name="P3"><text:s text:c="2"/>}</text:p>
      <text:p text:style-name="P3"/>
      <text:p text:style-name="P3"><text:s text:c="2"/>return 0;</text:p>
      <text:p text:style-name="P2"><text:span text:style-name="T15">}</text:span><text:line-break/><text:line-break/><text:line-break/><text:span text:style-name="T10">Om uttrycket innanför parentesen på rad 6 är </text:span><text:span text:style-name="T9">sann</text:span><text:span text:style-name="T10"> så händer det som står mellan { på rad 7 och } på rad 10. </text:span><text:span text:style-name="T12">Och inget annat.</text:span></text:p>
      <text:p text:style-name="P5"/>
      <text:p text:style-name="P1"><text:span text:style-name="T10">Om uttrycket innanför parentesen på rad 6 är </text:span><text:span text:style-name="T9">falsk</text:span><text:span text:style-name="T10"> </text:span><text:span text:style-name="T11">och uttrycket på rad 11 är </text:span><text:span text:style-name="T13">sann</text:span><text:span text:style-name="T11"> och uttrycket på rad 14 är </text:span><text:span text:style-name="T13">sann</text:span><text:span text:style-name="T11"> så händer det som står på rad 15</text:span><text:span text:style-name="T7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575in" style:num-format="1" text:number-position="left" text:increment="1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3:07:00.325002184</meta:creation-date>
    <dc:date>2017-11-13T13:39:26.511101458</dc:date>
    <meta:editing-duration>PT22M36S</meta:editing-duration>
    <meta:editing-cycles>14</meta:editing-cycles>
    <meta:generator>LibreOffice/5.3.3.2$Linux_X86_64 LibreOffice_project/30m0$Build-2</meta:generator>
    <meta:document-statistic meta:table-count="0" meta:image-count="0" meta:object-count="0" meta:page-count="1" meta:paragraph-count="21" meta:word-count="112" meta:character-count="589" meta:non-whitespace-character-count="428"/>
  </office:meta>
</office:document-meta>
</file>